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4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5" style:family="paragraph" style:parent-style-name="Preformatted_20_Text">
      <style:paragraph-properties fo:margin-top="0in" fo:margin-bottom="0in" loext:contextual-spacing="false" fo:orphans="2" fo:widows="2"/>
    </style:style>
    <style:style style:name="T1" style:family="text">
      <style:text-properties fo:font-size="10.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0%|██████████| 9334/9334 [1:58:09&lt;00:00, <text:s/>1.70it/s]</text:p>
      <text:p text:style-name="P3">100%|██████████| 1038/1038 [04:11&lt;00:00, <text:s/>4.13it/s]</text:p>
      <text:p text:style-name="P4"><text:s text:c="2"/><text:span text:style-name="T1">0%| <text:s text:c="9"/>| 0/9334 [00:00&lt;?, ?it/s]</text:span></text:p>
      <text:p text:style-name="P2"/>
      <text:p text:style-name="P4"><text:s/><text:span text:style-name="T1">Epoch 1:</text:span></text:p>
      <text:p text:style-name="P4"><text:s text:c="9"/><text:span text:style-name="T1">Train Loss: 0.409 | Train Accuracy: 85.48%</text:span></text:p>
      <text:p text:style-name="P4"><text:s text:c="9"/><text:span text:style-name="T1">Validation Loss: 0.217 | Validation Accuracy: 95.2%</text:span></text:p>
      <text:p text:style-name="P5"/>
      <text:p text:style-name="P1">100%|██████████| 9334/9334 [1:58:15&lt;00:00, <text:s/>1.70it/s]</text:p>
      <text:p text:style-name="P3">100%|██████████| 1038/1038 [04:10&lt;00:00, <text:s/>4.14it/s]</text:p>
      <text:p text:style-name="P4"><text:s text:c="2"/><text:span text:style-name="T1">0%| <text:s text:c="9"/>| 0/9334 [00:00&lt;?, ?it/s]</text:span></text:p>
      <text:p text:style-name="P2"/>
      <text:p text:style-name="P4"><text:s/><text:span text:style-name="T1">Epoch 2:</text:span></text:p>
      <text:p text:style-name="P4"><text:s text:c="9"/><text:span text:style-name="T1">Train Loss: 0.147 | Train Accuracy: 95.69%</text:span></text:p>
      <text:p text:style-name="P4"><text:s text:c="9"/><text:span text:style-name="T1">Validation Loss: 0.189 | Validation Accuracy: 95.2%</text:span></text:p>
      <text:p text:style-name="P5"/>
      <text:p text:style-name="P1">100%|██████████| 9334/9334 [1:58:10&lt;00:00, <text:s/>1.70it/s]</text:p>
      <text:p text:style-name="P3">100%|██████████| 1038/1038 [04:11&lt;00:00, <text:s/>4.13it/s]</text:p>
      <text:p text:style-name="P4"><text:s text:c="2"/><text:span text:style-name="T1">0%| <text:s text:c="9"/>| 0/9334 [00:00&lt;?, ?it/s]</text:span></text:p>
      <text:p text:style-name="P2"/>
      <text:p text:style-name="P4"><text:s/><text:span text:style-name="T1">Epoch 3:</text:span></text:p>
      <text:p text:style-name="P4"><text:s text:c="9"/><text:span text:style-name="T1">Train Loss: 0.115 | Train Accuracy: 96.02%</text:span></text:p>
      <text:p text:style-name="P4"><text:s text:c="9"/><text:span text:style-name="T1">Validation Loss: 0.189 | Validation Accuracy: 95.2%</text:span></text:p>
      <text:p text:style-name="P5"/>
      <text:p text:style-name="P1">100%|██████████| 9334/9334 [1:58:12&lt;00:00, <text:s/>1.70it/s]</text:p>
      <text:p text:style-name="P3">100%|██████████| 1038/1038 [04:11&lt;00:00, <text:s/>4.13it/s]</text:p>
      <text:p text:style-name="P2"/>
      <text:p text:style-name="P4"><text:s/><text:span text:style-name="T1">Epoch 4:</text:span></text:p>
      <text:p text:style-name="P4"><text:s text:c="9"/><text:span text:style-name="T1">Train Loss: 0.106 | Train Accuracy: 96.2%</text:span></text:p>
      <text:p text:style-name="P4"><text:s text:c="9"/><text:span text:style-name="T1">Validation Loss: 0.19 | Validation Accuracy: 95.2%</text:span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08:04:52.813045567</meta:creation-date>
    <dc:date>2020-03-12T08:05:09.818027513</dc:date>
    <meta:editing-duration>PT1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4" meta:word-count="111" meta:character-count="1015" meta:non-whitespace-character-count="809"/>
  </office:meta>
</office:document-meta>
</file>